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7.197cm" fo:min-width="10.164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7.182cm" fo:min-width="10.164cm"/>
    </style:style>
    <style:style style:name="gr3" style:family="graphic" style:parent-style-name="standard">
      <style:graphic-properties svg:stroke-color="#000000" draw:fill-color="#c9211e" draw:textarea-horizontal-align="justify" draw:textarea-vertical-align="middle" draw:auto-grow-height="false" fo:min-height="1.75cm" fo:min-width="21.403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cm" fo:min-width="21.419cm"/>
      <style:paragraph-properties style:writing-mode="lr-tb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standard">
      <style:graphic-properties svg:stroke-color="#000000" draw:fill-color="#5eb91e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702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792cm"/>
      <style:paragraph-properties style:writing-mode="lr-tb"/>
    </style:style>
    <style:style style:name="gr9" style:family="graphic" style:parent-style-name="standard">
      <style:graphic-properties svg:stroke-color="#000000" draw:fill-color="#ffff38" draw:textarea-horizontal-align="justify" draw:textarea-vertical-align="middle" draw:auto-grow-height="false" fo:min-height="0.5cm" fo:min-width="9.2cm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5cm" fo:min-width="9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2" style:family="graphic" style:parent-style-name="standard">
      <style:graphic-properties svg:stroke-color="#000000" draw:fill-color="#780373" draw:textarea-horizontal-align="justify" draw:textarea-vertical-align="middle" draw:auto-grow-height="false" fo:min-height="2.25cm" fo:min-width="9.209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9211e"/>
      <style:paragraph-properties fo:text-align="center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5eb91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-color="#5eb91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38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780373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4cm" svg:height="17.447cm" svg:x="1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64cm" svg:height="17.432cm" svg:x="6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903cm" svg:height="2cm" svg:x="6.5cm" svg:y="20.84cm">
          <text:p text:style-name="P2">Global memory (VRAM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19cm" svg:height="1.25cm" svg:x="6.5cm" svg:y="19.25cm">
          <text:p text:style-name="P2">L2 Cach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7cm" svg:y="3.95cm">
          <text:p text:style-name="P5"><text:span text:style-name="T1">FP/I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7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2cm" svg:y="3.95cm">
          <text:p text:style-name="P2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8.2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9.5cm" svg:y="3.95cm">
          <text:p text:style-name="P2"><text:span text:style-name="T2">F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9.5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0.7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2cm" svg:y="3.95cm">
          <text:p text:style-name="P2"><text:span text:style-name="T2">F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2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3.2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4.5cm" svg:y="3.95cm">
          <text:p text:style-name="P2"><text:span text:style-name="T2">F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4.5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5.7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02cm" svg:height="0.75cm" svg:x="7cm" svg:y="2.95cm">
          <text:p text:style-name="P9"><text:span text:style-name="T2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92cm" svg:height="0.75cm" svg:x="9.458cm" svg:y="2.95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92cm" svg:height="0.75cm" svg:x="11.958cm" svg:y="2.95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92cm" svg:height="0.75cm" svg:x="14.458cm" svg:y="2.95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7cm" svg:height="0.75cm" svg:x="7cm" svg:y="16.75cm">
          <text:p text:style-name="P11"><text:span text:style-name="T3">Shared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9.75cm" svg:height="0.75cm" svg:x="7cm" svg:y="2cm">
          <text:p text:style-name="P11"><text:span text:style-name="T3">Schedul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8.2cm" svg:y="3.95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8.2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19.4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7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0.7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1.9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3.2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3.2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4.4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5.7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5.7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3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6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8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11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cm" svg:x="26.9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02cm" svg:height="0.75cm" svg:x="18.2cm" svg:y="2.95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92cm" svg:height="0.75cm" svg:x="20.658cm" svg:y="2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92cm" svg:height="0.75cm" svg:x="23.158cm" svg:y="2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92cm" svg:height="0.75cm" svg:x="25.658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75cm" svg:height="0.75cm" svg:x="18.2cm" svg:y="2cm"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27cm" svg:height="0.962cm" svg:x="6.5cm" svg:y="0.25cm">
          <draw:text-box>
            <text:p text:style-name="P2">Compute unit</text:p>
          </draw:text-box>
        </draw:frame>
        <draw:custom-shape draw:style-name="gr12" draw:text-style-name="P14" draw:layer="layout" svg:width="9.709cm" svg:height="2.5cm" svg:x="7cm" svg:y="14cm">
          <text:p text:style-name="P2">Tensor unit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7cm" svg:height="0.75cm" svg:x="7cm" svg:y="17.75cm">
          <text:p text:style-name="P11"><text:span text:style-name="T3">L1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9.709cm" svg:height="2.5cm" svg:x="18.2cm" svg:y="14.015cm">
          <text:p text:style-name="P2">Tensor unit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7cm" svg:height="0.75cm" svg:x="18.2cm" svg:y="16.75cm">
          <text:p text:style-name="P11"><text:span text:style-name="T3">S</text:span><text:span text:style-name="T3">ha</text:span><text:span text:style-name="T3">re</text:span><text:span text:style-name="T3">d </text:span><text:span text:style-name="T3">m</text:span><text:span text:style-name="T3">e</text:span><text:span text:style-name="T3">m</text:span><text:span text:style-name="T3">or</text:span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9.7cm" svg:height="0.75cm" svg:x="18.2cm" svg:y="17.75cm">
          <text:p text:style-name="P11"><text:span text:style-name="T3">L1 </text:span><text:span text:style-name="T3">C</text:span><text:span text:style-name="T3">ac</text:span><text:span text:style-name="T3">h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25:40.793021612</meta:creation-date>
    <meta:generator>LibreOffice/7.3.7.2$Linux_X86_64 LibreOffice_project/30$Build-2</meta:generator>
    <dc:date>2023-12-12T16:51:51.183056864</dc:date>
    <meta:editing-duration>PT24M2S</meta:editing-duration>
    <meta:editing-cycles>3</meta:editing-cycles>
    <meta:document-statistic meta:object-count="149"/>
  </office:meta>
</office:document-meta>
</file>